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4715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8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d1c9" fo:padding="0in" fo:border="none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cd1c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1cd1c9" fo:padding="0.0382in" fo:border="0.5pt solid #000000">
        <style:background-image/>
      </style:table-cell-properties>
    </style:style>
    <style:style style:name="Table2.A2" style:family="table-cell">
      <style:table-cell-properties fo:background-color="#1cd1c9" fo:padding="0.0382in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1cd1c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6.6979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0.8125in"/>
    </style:style>
    <style:style style:name="Table3.E" style:family="table-column">
      <style:table-column-properties style:column-width="0.8896in"/>
    </style:style>
    <style:style style:name="Table3.F" style:family="table-column">
      <style:table-column-properties style:column-width="1.1208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d1c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F1" style:family="table-cell">
      <style:table-cell-properties fo:background-color="#1cd1c9" fo:padding="0.0382in" fo:border="0.5pt solid #000000">
        <style:background-image/>
      </style:table-cell-properties>
    </style:style>
    <style:style style:name="Table3.A2" style:family="table-cell">
      <style:table-cell-properties fo:background-color="#1cd1c9" fo:padding="0.0382in" fo:border-left="0.5pt solid #000000" fo:border-right="none" fo:border-top="none" fo:border-bottom="0.5pt solid #000000">
        <style:background-image/>
      </style:table-cell-properties>
    </style:style>
    <style:style style:name="Table3.F2" style:family="table-cell">
      <style:table-cell-properties fo:background-color="#1cd1c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1.6736in" style:rel-column-width="16384*"/>
    </style:style>
    <style:style style:name="Table4.B" style:family="table-column">
      <style:table-column-properties style:column-width="1.6729in" style:rel-column-width="16383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1cd1c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fo:background-color="#1cd1c9" fo:padding="0.0382in" fo:border="0.5pt solid #000000">
        <style:background-image/>
      </style:table-cell-properties>
    </style:style>
    <style:style style:name="Table4.A2" style:family="table-cell">
      <style:table-cell-properties fo:background-color="#1cd1c9" fo:padding="0.0382in" fo:border-left="0.5pt solid #000000" fo:border-right="none" fo:border-top="none" fo:border-bottom="0.5pt solid #000000">
        <style:background-image/>
      </style:table-cell-properties>
    </style:style>
    <style:style style:name="Table4.D2" style:family="table-cell">
      <style:table-cell-properties fo:background-color="#1cd1c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1cd1c9" loext:opacity="100%" style:font-name="FreeSerif" fo:font-size="15pt" fo:font-weight="bold" officeooo:rsid="00021a11" officeooo:paragraph-rsid="00021a1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cd1c9" loext:opacity="100%" style:font-name="FreeSerif" fo:font-size="15pt" fo:font-weight="normal" officeooo:rsid="00021a11" officeooo:paragraph-rsid="000358fa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solid" style:text-underline-width="auto" style:text-underline-color="font-color" fo:font-weight="bold" officeooo:rsid="001016c5" officeooo:paragraph-rsid="001016c5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solid" style:text-underline-width="auto" style:text-underline-color="font-color" fo:font-weight="bold" officeooo:rsid="0011a1f3" officeooo:paragraph-rsid="0011a1f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04a88d" officeooo:paragraph-rsid="000358fa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097bbe" officeooo:paragraph-rsid="00097bb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1016c5" officeooo:paragraph-rsid="001016c5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11a1f3" officeooo:paragraph-rsid="0011a1f3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1361fc" officeooo:paragraph-rsid="001361fc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152254" officeooo:paragraph-rsid="00152254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1cd1c9" loext:opacity="100%" style:font-name="FreeSerif" fo:font-size="15pt" style:text-underline-style="none" fo:font-weight="bold" officeooo:rsid="00155fea" officeooo:paragraph-rsid="00155fea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97bbe"/>
    </style:style>
    <style:style style:name="P13" style:family="paragraph" style:parent-style-name="Standard">
      <style:paragraph-properties fo:text-align="start" style:justify-single-word="false"/>
      <style:text-properties officeooo:paragraph-rsid="001361fc"/>
    </style:style>
    <style:style style:name="P14" style:family="paragraph" style:parent-style-name="Table_20_Contents">
      <style:paragraph-properties fo:text-align="center" style:justify-single-word="false"/>
      <style:text-properties style:font-name="FreeSerif" fo:font-size="15pt" fo:font-weight="bold" officeooo:rsid="0004a88d" officeooo:paragraph-rsid="0004a8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15pt" fo:font-weight="bold" officeooo:rsid="001016c5" officeooo:paragraph-rsid="001016c5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FreeSerif" fo:font-size="15pt" fo:font-weight="bold" officeooo:rsid="0004a88d" officeooo:paragraph-rsid="0004a8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FreeSerif" fo:font-size="15pt" fo:font-weight="bold" officeooo:rsid="00064bc3" officeooo:paragraph-rsid="00064b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FreeSerif" fo:font-size="15pt" fo:font-weight="bold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FreeSerif" fo:font-size="15pt" fo:font-weight="bold" officeooo:rsid="001016c5" officeooo:paragraph-rsid="001016c5" style:font-size-asian="15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FreeSerif" fo:font-size="15pt" fo:font-weight="bold" officeooo:rsid="0011a1f3" officeooo:paragraph-rsid="0011a1f3" style:font-size-asian="15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064bc3" officeooo:paragraph-rsid="00064b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081e89" officeooo:paragraph-rsid="00081e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097bbe" officeooo:paragraph-rsid="00097b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11a1f3" officeooo:paragraph-rsid="0011a1f3" style:font-size-asian="15pt" style:font-weight-asian="bold" style:font-size-complex="15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0000" loext:opacity="100%" style:font-name="FreeSerif" fo:font-size="15pt" fo:font-weight="bold" officeooo:rsid="00081e89" officeooo:paragraph-rsid="00081e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ff0000" loext:opacity="100%" style:font-name="FreeSerif" fo:font-size="15pt" fo:font-weight="bold" officeooo:rsid="00097bbe" officeooo:paragraph-rsid="00097bb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ff0000" loext:opacity="100%" style:font-name="FreeSerif" fo:font-size="15pt" fo:font-weight="bold" officeooo:rsid="001016c5" officeooo:paragraph-rsid="001016c5" style:font-size-asian="15pt" style:font-weight-asian="bold" style:font-size-complex="1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00" loext:opacity="100%" style:font-name="FreeSerif" fo:font-size="15pt" fo:font-weight="bold" officeooo:rsid="00064bc3" officeooo:paragraph-rsid="00064b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ffff00" loext:opacity="100%" style:font-name="FreeSerif" fo:font-size="15pt" fo:font-weight="bold" officeooo:rsid="0011a1f3" officeooo:paragraph-rsid="0011a1f3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0c8da1" officeooo:paragraph-rsid="000c8da1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1a1f3" officeooo:paragraph-rsid="0011a1f3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52254" officeooo:paragraph-rsid="00152254" style:font-size-asian="13.1000003814697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55fea" officeooo:paragraph-rsid="00155fea" style:font-size-asian="13.1000003814697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7ed21" officeooo:paragraph-rsid="0017ed21" style:font-size-asian="13.1000003814697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cd1c9" loext:opacity="100%" style:font-name="FreeSerif" fo:font-size="15pt" fo:font-style="normal" style:text-underline-style="none" fo:font-weight="bold" officeooo:rsid="00155fea" officeooo:paragraph-rsid="00155fea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1cd1c9" loext:opacity="100%" style:font-name="FreeSerif" fo:font-size="15pt" fo:font-style="normal" style:text-underline-style="none" fo:font-weight="bold" officeooo:rsid="0017ed21" officeooo:paragraph-rsid="0017ed21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1cd1c9" loext:opacity="100%" style:font-name="FreeSerif" fo:font-size="15pt" fo:font-style="normal" style:text-underline-style="none" fo:font-weight="bold" officeooo:rsid="00184f9a" officeooo:paragraph-rsid="00184f9a" style:font-size-asian="13.1000003814697pt" style:font-weight-asian="bold" style:font-size-complex="15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fo:color="#1cd1c9" loext:opacity="100%" style:font-name="FreeSerif" fo:font-size="15pt" fo:font-weight="normal" officeooo:rsid="00021a11" officeooo:paragraph-rsid="00021a11" style:font-size-asian="13.1000003814697pt" style:font-weight-asian="normal" style:font-size-complex="15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color="#1cd1c9" loext:opacity="100%" style:font-name="FreeSerif" fo:font-size="15pt" fo:font-weight="normal" officeooo:rsid="00021a11" officeooo:paragraph-rsid="000358fa" style:font-size-asian="13.1000003814697pt" style:font-weight-asian="normal" style:font-size-complex="15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1cd1c9" loext:opacity="100%" style:font-name="FreeSerif" fo:font-size="15pt" fo:font-weight="normal" officeooo:rsid="000358fa" officeooo:paragraph-rsid="000358fa" style:font-size-asian="13.1000003814697pt" style:font-weight-asian="normal" style:font-size-complex="15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color="#ffffff" loext:opacity="100%" style:font-name="FreeSerif" fo:font-size="15pt" fo:font-weight="normal" officeooo:rsid="00021a11" officeooo:paragraph-rsid="00021a11" style:font-size-asian="13.1000003814697pt" style:font-weight-asian="normal" style:font-size-complex="15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ffffff" loext:opacity="100%" style:font-name="FreeSerif" fo:font-size="15pt" fo:font-weight="normal" officeooo:rsid="000358fa" officeooo:paragraph-rsid="000358fa" style:font-size-asian="13.1000003814697pt" style:font-weight-asian="normal" style:font-size-complex="15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color="#ffffff" loext:opacity="100%" style:font-name="FreeSerif" fo:font-size="15pt" fo:font-weight="normal" officeooo:rsid="00097bbe" officeooo:paragraph-rsid="00097bbe" style:font-size-asian="13.1000003814697pt" style:font-weight-asian="normal" style:font-size-complex="15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097bbe" officeooo:paragraph-rsid="00097bbe" style:font-size-asian="13.1000003814697pt" style:font-weight-asian="normal" style:font-size-complex="15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09fa33" officeooo:paragraph-rsid="0009fa33" style:font-size-asian="13.1000003814697pt" style:font-weight-asian="normal" style:font-size-complex="15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0c8da1" officeooo:paragraph-rsid="000c8da1" style:font-size-asian="13.1000003814697pt" style:font-weight-asian="normal" style:font-size-complex="15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52254" officeooo:paragraph-rsid="00152254" style:font-size-asian="13.1000003814697pt" style:font-weight-asian="normal" style:font-size-complex="15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52254" officeooo:paragraph-rsid="00152254" style:font-size-asian="13.1000003814697pt" style:font-weight-asian="normal" style:font-size-complex="15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52254" officeooo:paragraph-rsid="00152254" style:font-size-asian="13.1000003814697pt" style:font-weight-asian="normal" style:font-size-complex="15pt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52254" officeooo:paragraph-rsid="00152254" style:font-size-asian="13.1000003814697pt" style:font-weight-asian="normal" style:font-size-complex="15pt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color="#ffffff" loext:opacity="100%" style:font-name="FreeSerif" fo:font-size="15pt" style:text-underline-style="none" fo:font-weight="normal" officeooo:rsid="00155fea" officeooo:paragraph-rsid="00155fea" style:font-size-asian="13.1000003814697pt" style:font-weight-asian="normal" style:font-size-complex="15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color="#ffffff" loext:opacity="100%" fo:font-weight="normal" officeooo:rsid="00097bbe" officeooo:paragraph-rsid="00097bbe" style:font-weight-asian="normal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color="#ffffff" loext:opacity="100%" fo:font-weight="normal" officeooo:rsid="00155fea" officeooo:paragraph-rsid="00155fea" style:font-weight-asian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weight="normal" officeooo:rsid="001361fc" officeooo:paragraph-rsid="001361fc" style:font-weight-asian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officeooo:paragraph-rsid="00155fea"/>
    </style:style>
    <style:style style:name="P57" style:family="paragraph" style:parent-style-name="Standard" style:list-style-name="L7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55fea" officeooo:paragraph-rsid="00155fea" style:font-size-asian="13.1000003814697pt" style:font-weight-asian="normal" style:font-size-complex="15pt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55fea" officeooo:paragraph-rsid="00155fea" style:font-size-asian="13.1000003814697pt" style:font-weight-asian="normal" style:font-size-complex="15pt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6ca95" officeooo:paragraph-rsid="0016ca95" style:font-size-asian="13.1000003814697pt" style:font-weight-asian="normal" style:font-size-complex="15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7ed21" officeooo:paragraph-rsid="0017ed21" style:font-size-asian="13.1000003814697pt" style:font-weight-asian="normal" style:font-size-complex="15pt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7ed21" officeooo:paragraph-rsid="0017ed21" style:font-size-asian="13.1000003814697pt" style:font-weight-asian="normal" style:font-size-complex="15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7ed21" officeooo:paragraph-rsid="0017ed21" style:font-size-asian="13.1000003814697pt" style:font-weight-asian="normal" style:font-size-complex="15pt" style:font-weight-complex="normal"/>
    </style:style>
    <style:style style:name="P63" style:family="paragraph" style:parent-style-name="Standard" style:list-style-name="L11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7ed21" officeooo:paragraph-rsid="0017ed21" style:font-size-asian="13.1000003814697pt" style:font-weight-asian="normal" style:font-size-complex="15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7ed21" officeooo:paragraph-rsid="0017ed21" style:font-size-asian="13.1000003814697pt" style:font-weight-asian="normal" style:font-size-complex="15pt" style:font-weight-complex="normal"/>
    </style:style>
    <style:style style:name="P65" style:family="paragraph" style:parent-style-name="Standard" style:list-style-name="L13">
      <style:paragraph-properties fo:text-align="start" style:justify-single-word="false"/>
      <style:text-properties fo:font-variant="normal" fo:text-transform="none" fo:color="#ffffff" loext:opacity="100%" style:font-name="FreeSerif" fo:font-size="15pt" fo:font-style="normal" style:text-underline-style="none" fo:font-weight="normal" officeooo:rsid="00184f9a" officeooo:paragraph-rsid="00184f9a" style:font-size-asian="13.1000003814697pt" style:font-weight-asian="normal" style:font-size-complex="15pt" style:font-weight-complex="normal"/>
    </style:style>
    <style:style style:name="P66" style:family="paragraph" style:parent-style-name="Standard" style:list-style-name="L8">
      <style:paragraph-properties fo:text-align="start" style:justify-single-word="false"/>
      <style:text-properties fo:font-variant="normal" fo:text-transform="none" style:font-name="Arial" fo:font-size="10pt" fo:font-style="normal" officeooo:rsid="0016ca95" officeooo:paragraph-rsid="0016ca95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5pt" fo:font-weight="bold" officeooo:rsid="00237c56" officeooo:paragraph-rsid="00237c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5pt" fo:font-weight="bold" officeooo:rsid="00254c62" officeooo:paragraph-rsid="00254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5pt" fo:font-weight="bold" officeooo:rsid="0025b735" officeooo:paragraph-rsid="0025b7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ffff00" loext:opacity="100%" style:font-name="FreeSerif" fo:font-size="15pt" fo:font-weight="bold" officeooo:rsid="00237c56" officeooo:paragraph-rsid="00237c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ffff00" loext:opacity="100%" style:font-name="FreeSerif" fo:font-size="15pt" fo:font-weight="bold" officeooo:rsid="00254c62" officeooo:paragraph-rsid="00254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ffff00" loext:opacity="100%" style:font-name="FreeSerif" fo:font-size="15pt" fo:font-weight="bold" officeooo:rsid="0025b735" officeooo:paragraph-rsid="0025b7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064bc3" officeooo:paragraph-rsid="00254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064bc3" officeooo:paragraph-rsid="0025b7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237c56" officeooo:paragraph-rsid="00237c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25b735" officeooo:paragraph-rsid="0025b7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25b735" officeooo:paragraph-rsid="0028bf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a933" loext:opacity="100%" style:font-name="FreeSerif" fo:font-size="15pt" fo:font-weight="bold" officeooo:rsid="0026ce69" officeooo:paragraph-rsid="0026ce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ff0000" loext:opacity="100%" style:font-name="FreeSerif" fo:font-size="15pt" fo:font-weight="bold" officeooo:rsid="00081e89" officeooo:paragraph-rsid="0028bf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04a88d" style:font-weight-asian="bold" style:font-weight-complex="bold"/>
    </style:style>
    <style:style style:name="T3" style:family="text">
      <style:text-properties style:text-underline-style="none" fo:font-weight="bold" officeooo:rsid="0004a88d" style:font-weight-asian="bold" style:font-weight-complex="bold"/>
    </style:style>
    <style:style style:name="T4" style:family="text">
      <style:text-properties style:text-underline-style="none" style:font-size-asian="13.1000003814697pt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officeooo:rsid="000358fa"/>
    </style:style>
    <style:style style:name="T7" style:family="text">
      <style:text-properties fo:color="#ffffff" loext:opacity="100%" officeooo:rsid="0004a88d"/>
    </style:style>
    <style:style style:name="T8" style:family="text">
      <style:text-properties fo:color="#ffffff" loext:opacity="100%" style:text-underline-style="none" fo:font-weight="normal" style:font-size-asian="13.1000003814697pt" style:font-weight-asian="normal" style:font-weight-complex="normal"/>
    </style:style>
    <style:style style:name="T9" style:family="text">
      <style:text-properties fo:color="#ffffff" loext:opacity="100%" style:font-name="FreeSerif" fo:font-size="15pt" style:text-underline-style="none" style:font-size-asian="13.1000003814697pt" style:font-size-complex="15pt"/>
    </style:style>
    <style:style style:name="T10" style:family="text">
      <style:text-properties fo:color="#ffffff" loext:opacity="100%" style:font-name="FreeSerif" fo:font-size="15pt" style:text-underline-style="none" officeooo:rsid="00152254" style:font-size-asian="13.1000003814697pt" style:font-size-complex="15pt"/>
    </style:style>
    <style:style style:name="T11" style:family="text">
      <style:text-properties fo:color="#ffffff" loext:opacity="100%" style:font-name="FreeSerif" fo:font-size="15pt" style:text-underline-style="none" fo:font-weight="normal" style:font-size-asian="13.1000003814697pt" style:font-weight-asian="normal" style:font-size-complex="15pt" style:font-weight-complex="normal"/>
    </style:style>
    <style:style style:name="T12" style:family="text">
      <style:text-properties fo:color="#ffffff" loext:opacity="100%" style:font-name="FreeSerif" fo:font-size="15pt" style:text-underline-style="none" fo:font-weight="normal" officeooo:rsid="00155fea" style:font-size-asian="13.1000003814697pt" style:font-weight-asian="normal" style:font-size-complex="15pt" style:font-weight-complex="normal"/>
    </style:style>
    <style:style style:name="T13" style:family="text">
      <style:text-properties fo:color="#ffffff" loext:opacity="100%" style:font-name="FreeSerif" fo:font-size="15pt" style:text-underline-style="none" fo:font-weight="normal" officeooo:rsid="0017ed21" style:font-size-asian="13.1000003814697pt" style:font-weight-asian="normal" style:font-size-complex="15pt" style:font-weight-complex="normal"/>
    </style:style>
    <style:style style:name="T14" style:family="text">
      <style:text-properties fo:color="#ffffff" loext:opacity="100%" officeooo:rsid="00184f9a"/>
    </style:style>
    <style:style style:name="T15" style:family="text">
      <style:text-properties fo:color="#ffffff" loext:opacity="100%" officeooo:rsid="001b1f0c"/>
    </style:style>
    <style:style style:name="T16" style:family="text">
      <style:text-properties fo:color="#ffffff" loext:opacity="100%" officeooo:rsid="001bf7ed"/>
    </style:style>
    <style:style style:name="T17" style:family="text">
      <style:text-properties fo:color="#1cd1c9" loext:opacity="100%" style:font-name="FreeSerif" fo:font-size="15pt" style:text-underline-style="none" fo:font-weight="bold" officeooo:rsid="00097bbe" style:font-size-asian="13.1000003814697pt" style:font-weight-asian="bold" style:font-size-complex="15pt" style:font-weight-complex="bold"/>
    </style:style>
    <style:style style:name="T18" style:family="text">
      <style:text-properties fo:color="#1cd1c9" loext:opacity="100%" style:font-name="FreeSerif" fo:font-size="15pt" style:text-underline-style="none" fo:font-weight="bold" officeooo:rsid="001361fc" style:font-size-asian="13.1000003814697pt" style:font-weight-asian="bold" style:font-size-complex="15pt" style:font-weight-complex="bold"/>
    </style:style>
    <style:style style:name="T19" style:family="text">
      <style:text-properties fo:color="#1cd1c9" loext:opacity="100%" style:font-name="FreeSerif" fo:font-size="15pt" style:text-underline-style="solid" style:text-underline-width="auto" style:text-underline-color="font-color" fo:font-weight="bold" officeooo:rsid="0004a88d" style:font-size-asian="13.1000003814697pt" style:font-weight-asian="bold" style:font-size-complex="15pt" style:font-weight-complex="bold"/>
    </style:style>
    <style:style style:name="T20" style:family="text">
      <style:text-properties fo:color="#1cd1c9" loext:opacity="100%" style:font-name="FreeSerif" fo:font-size="15pt" style:text-underline-style="solid" style:text-underline-width="auto" style:text-underline-color="font-color" fo:font-weight="bold" officeooo:rsid="00097bbe" style:font-size-asian="13.1000003814697pt" style:font-weight-asian="bold" style:font-size-complex="15pt" style:font-weight-complex="bold"/>
    </style:style>
    <style:style style:name="T21" style:family="text">
      <style:text-properties fo:color="#1cd1c9" loext:opacity="100%" style:font-name="FreeSerif" fo:font-size="15pt" style:text-underline-style="solid" style:text-underline-width="auto" style:text-underline-color="font-color" fo:font-weight="bold" officeooo:rsid="001361fc" style:font-size-asian="13.1000003814697pt" style:font-weight-asian="bold" style:font-size-complex="15pt" style:font-weight-complex="bold"/>
    </style:style>
    <style:style style:name="T22" style:family="text">
      <style:text-properties officeooo:rsid="00064bc3"/>
    </style:style>
    <style:style style:name="T23" style:family="text">
      <style:text-properties style:font-name="FreeSerif" fo:font-size="15pt" style:text-underline-style="none" style:font-size-asian="13.1000003814697pt" style:font-size-complex="15pt"/>
    </style:style>
    <style:style style:name="T24" style:family="text">
      <style:text-properties style:font-name="FreeSerif" fo:font-size="15pt" style:text-underline-style="none" officeooo:rsid="0009fa33" style:font-size-asian="13.1000003814697pt" style:font-size-complex="15pt"/>
    </style:style>
    <style:style style:name="T25" style:family="text">
      <style:text-properties officeooo:rsid="001016c5"/>
    </style:style>
    <style:style style:name="T26" style:family="text">
      <style:text-properties style:font-size-asian="13.1000003814697pt"/>
    </style:style>
    <style:style style:name="T27" style:family="text">
      <style:text-properties officeooo:rsid="0011a1f3"/>
    </style:style>
    <style:style style:name="T28" style:family="text">
      <style:text-properties fo:font-variant="normal" fo:text-transform="none" style:font-name="FreeSerif" fo:font-size="15pt" fo:font-style="normal" style:text-underline-style="none" style:font-size-asian="13.1000003814697pt" style:font-size-complex="15pt"/>
    </style:style>
    <style:style style:name="T29" style:family="text">
      <style:text-properties fo:font-variant="normal" fo:text-transform="none" style:font-name="FreeSerif" fo:font-size="15pt" fo:font-style="normal" style:text-underline-style="none" officeooo:rsid="0016ca95" style:font-size-asian="13.1000003814697pt" style:font-size-complex="15pt"/>
    </style:style>
    <style:style style:name="T30" style:family="text">
      <style:text-properties fo:font-variant="normal" fo:text-transform="none" fo:color="#ffffff" loext:opacity="100%" style:font-name="FreeSerif" fo:font-size="15pt" fo:font-style="normal" style:text-underline-style="none" fo:font-weight="normal" officeooo:rsid="00155fea" style:font-size-asian="13.1000003814697pt" style:font-weight-asian="normal" style:font-size-complex="15pt" style:font-weight-complex="normal"/>
    </style:style>
    <style:style style:name="T31" style:family="text">
      <style:text-properties officeooo:rsid="00205ba3"/>
    </style:style>
    <style:style style:name="T32" style:family="text">
      <style:text-properties officeooo:rsid="00221570"/>
    </style:style>
    <style:style style:name="T33" style:family="text">
      <style:text-properties officeooo:rsid="00237c56"/>
    </style:style>
    <style:style style:name="T34" style:family="text">
      <style:text-properties officeooo:rsid="00254c6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inishell Helper And Tester</text:span>:<text:line-break/><text:line-break/>To Do:<text:line-break/></text:p>
      <text:list xml:id="list2474413006" text:style-name="L1">
        <text:list-item>
          <text:p text:style-name="P39"><text:span text:style-name="T5">History (implement history of previously used commands); </text:span><text:span text:style-name="T14">V</text:span></text:p>
        </text:list-item>
        <text:list-item>
          <text:p text:style-name="P42">Exit status (from exit, check all status);</text:p>
        </text:list-item>
        <text:list-item>
          <text:p text:style-name="P42">Free (Organize free functions);</text:p>
        </text:list-item>
        <text:list-item>
          <text:p text:style-name="P39"><text:span text:style-name="T5">Builtins (Have all builtins up and running); </text:span><text:span text:style-name="T16">V</text:span></text:p>
        </text:list-item>
        <text:list-item>
          <text:p text:style-name="P42">Heredoc;</text:p>
        </text:list-item>
        <text:list-item>
          <text:p text:style-name="P39"><text:span text:style-name="T5">Minishell with</text:span> <text:span text:style-name="T5">arguments (give an error message if number of argc bigger than 1); </text:span><text:span text:style-name="T14">V</text:span></text:p>
        </text:list-item>
        <text:list-item>
          <text:p text:style-name="P41"><text:span text:style-name="T5">Makefile; </text:span><text:span text:style-name="T14">V</text:span></text:p>
        </text:list-item>
        <text:list-item>
          <text:p text:style-name="P41"><text:span text:style-name="T5">Unset (unsetting PWD and OLDPWD and HOME somehow got us a segfault while exiting); </text:span><text:span text:style-name="T16">V</text:span></text:p>
        </text:list-item>
        <text:list-item>
          <text:p text:style-name="P43">Test strange inputs (Check strange inputs);</text:p>
        </text:list-item>
        <text:list-item>
          <text:p text:style-name="P43">exit | echo a | exit (check exit in pipes&gt; ANSWER: since exit will be run in a child when there are pipes, exit only terminates the child so this is fine [I’m guessing this isn’t supposed to exit minishell);</text:p>
        </text:list-item>
        <text:list-item>
          <text:p text:style-name="P43">exit &gt; lol.txt (check with redirections &gt; works but the file will be empty because exit only writes to STDERR);</text:p>
        </text:list-item>
        <text:list-item>
          <text:p text:style-name="P43">Export (export A=fwefwe B=dfwd / export / segfault); <text:span text:style-name="T31">V</text:span></text:p>
        </text:list-item>
        <text:list-item>
          <text:p text:style-name="P41"><text:span text:style-name="T5">Empty</text:span> <text:span text:style-name="T5">quotes (there is an error with echo “a’ “) </text:span><text:span text:style-name="T15">V</text:span></text:p>
        </text:list-item>
        <text:list-item>
          <text:p text:style-name="P43">Expansions in the beginning (check function in Slack for help with order of operations);</text:p>
        </text:list-item>
        <text:list-item>
          <text:p text:style-name="P43">Commands working between double and single quotes;</text:p>
        </text:list-item>
        <text:list-item>
          <text:p text:style-name="P43">Test unset / pwd / cd / export / env (for possible leaks and segfaults);</text:p>
        </text:list-item>
        <text:list-item>
          <text:p text:style-name="P43">Separate the arguments (pipe struct, the one that was seg faulting; this will fix the commands not working);</text:p>
        </text:list-item>
        <text:list-item>
          <text:p text:style-name="P44">Switch PATH on the header file for the PATH on environment variables (how, no idea); <text:span text:style-name="T32">V</text:span></text:p>
        </text:list-item>
        <text:list-item>
          <text:p text:style-name="P43">Norminette;</text:p>
        </text:list-item>
        <text:list-item>
          <text:p text:style-name="P40"><text:span text:style-name="T5">Sort system includes</text:span> <text:span text:style-name="T5">(check if in all the files only the builtins.h header file is used);</text:span></text:p>
        </text:list-item>
        <text:list-item>
          <text:p text:style-name="P40"><text:span text:style-name="T5">Comments </text:span><text:span text:style-name="T6">(add comments when necessary);</text:span></text:p>
        </text:list-item>
        <text:list-item>
          <text:p text:style-name="P40"><text:span text:style-name="T6">Clean (clean up and organize </text:span><text:span text:style-name="T7">function files and</text:span><text:span text:style-name="T6"> the header file);</text:span></text:p>
        </text:list-item>
      </text:list>
      <text:p text:style-name="P2"><text:span text:style-name="T6"><text:line-break/><text:line-break/><text:line-break/><text:line-break/><text:line-break/><text:line-break/><text:line-break/><text:line-break/></text:span><text:soft-page-break/><text:span text:style-name="T6"><text:line-break/><text:line-break/></text:span><text:span text:style-name="T2">Review files</text:span><text:span text:style-name="T3">:<text:line-break/>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File</text:p>
          </table:table-cell>
          <table:table-cell table:style-name="Table1.A1" office:value-type="string">
            <text:p text:style-name="P14">Comments</text:p>
          </table:table-cell>
          <table:table-cell table:style-name="Table1.A1" office:value-type="string">
            <text:p text:style-name="P14">Cleaned up</text:p>
          </table:table-cell>
          <table:table-cell table:style-name="Table1.A1" office:value-type="string">
            <text:p text:style-name="P14">Norminette</text:p>
          </table:table-cell>
        </table:table-row>
        <table:table-row table:style-name="Table1.1">
          <table:table-cell table:style-name="Table1.A1" office:value-type="string">
            <text:p text:style-name="P14">aux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</table:table-row>
        <table:table-row table:style-name="Table1.1">
          <table:table-cell table:style-name="Table1.A1" office:value-type="string">
            <text:p text:style-name="P14">build_cd_utils<text:span text:style-name="T33">1</text:span>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5">OK</text:p>
          </table:table-cell>
          <table:table-cell table:style-name="Table1.A1" office:value-type="string">
            <text:p text:style-name="P75">OK</text:p>
          </table:table-cell>
        </table:table-row>
        <table:table-row table:style-name="Table1.1">
          <table:table-cell table:style-name="Table1.A1" office:value-type="string">
            <text:p text:style-name="P67">build_cd_utils2</text:p>
          </table:table-cell>
          <table:table-cell table:style-name="Table1.A1" office:value-type="string">
            <text:p text:style-name="P70">TBC</text:p>
          </table:table-cell>
          <table:table-cell table:style-name="Table1.A1" office:value-type="string">
            <text:p text:style-name="P75">OK</text:p>
          </table:table-cell>
          <table:table-cell table:style-name="Table1.A1" office:value-type="string">
            <text:p text:style-name="P75">OK</text:p>
          </table:table-cell>
        </table:table-row>
        <table:table-row table:style-name="Table1.1">
          <table:table-cell table:style-name="Table1.A1" office:value-type="string">
            <text:p text:style-name="P67">build_cd_utils3</text:p>
          </table:table-cell>
          <table:table-cell table:style-name="Table1.A1" office:value-type="string">
            <text:p text:style-name="P70">TBC</text:p>
          </table:table-cell>
          <table:table-cell table:style-name="Table1.A1" office:value-type="string">
            <text:p text:style-name="P75">OK</text:p>
          </table:table-cell>
          <table:table-cell table:style-name="Table1.A1" office:value-type="string">
            <text:p text:style-name="P75">OK</text:p>
          </table:table-cell>
        </table:table-row>
        <table:table-row table:style-name="Table1.1">
          <table:table-cell table:style-name="Table1.A1" office:value-type="string">
            <text:p text:style-name="P14">build_cd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</table:table-row>
        <table:table-row table:style-name="Table1.1">
          <table:table-cell table:style-name="Table1.A1" office:value-type="string">
            <text:p text:style-name="P14">build_echo_<text:span text:style-name="T34">utils</text:span>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9">KO</text:p>
          </table:table-cell>
          <table:table-cell table:style-name="Table1.A1" office:value-type="string">
            <text:p text:style-name="P79">KO</text:p>
          </table:table-cell>
        </table:table-row>
        <table:table-row table:style-name="Table1.1">
          <table:table-cell table:style-name="Table1.A1" office:value-type="string">
            <text:p text:style-name="P68">build_echo</text:p>
          </table:table-cell>
          <table:table-cell table:style-name="Table1.A1" office:value-type="string">
            <text:p text:style-name="P71">TBC</text:p>
          </table:table-cell>
          <table:table-cell table:style-name="Table1.A1" office:value-type="string">
            <text:p text:style-name="P73">OK</text:p>
          </table:table-cell>
          <table:table-cell table:style-name="Table1.A1" office:value-type="string">
            <text:p text:style-name="P73">OK</text:p>
          </table:table-cell>
        </table:table-row>
        <table:table-row table:style-name="Table1.1">
          <table:table-cell table:style-name="Table1.A1" office:value-type="string">
            <text:p text:style-name="P14">build_e<text:span text:style-name="T22">nv</text:span>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</table:table-row>
        <table:table-row table:style-name="Table1.1">
          <table:table-cell table:style-name="Table1.A1" office:value-type="string">
            <text:p text:style-name="P69">build_exit_utils</text:p>
          </table:table-cell>
          <table:table-cell table:style-name="Table1.A1" office:value-type="string">
            <text:p text:style-name="P72">TBC</text:p>
          </table:table-cell>
          <table:table-cell table:style-name="Table1.A1" office:value-type="string">
            <text:p text:style-name="P77">OK</text:p>
          </table:table-cell>
          <table:table-cell table:style-name="Table1.A1" office:value-type="string">
            <text:p text:style-name="P77">OK</text:p>
          </table:table-cell>
        </table:table-row>
        <table:table-row table:style-name="Table1.1">
          <table:table-cell table:style-name="Table1.A1" office:value-type="string">
            <text:p text:style-name="P18">build_exit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6">OK</text:p>
          </table:table-cell>
          <table:table-cell table:style-name="Table1.A1" office:value-type="string">
            <text:p text:style-name="P76">OK</text:p>
          </table:table-cell>
        </table:table-row>
        <table:table-row table:style-name="Table1.1">
          <table:table-cell table:style-name="Table1.A1" office:value-type="string">
            <text:p text:style-name="P14">build_export_utils1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6">OK</text:p>
          </table:table-cell>
          <table:table-cell table:style-name="Table1.A1" office:value-type="string">
            <text:p text:style-name="P76">OK</text:p>
          </table:table-cell>
        </table:table-row>
        <table:table-row table:style-name="Table1.1">
          <table:table-cell table:style-name="Table1.A1" office:value-type="string">
            <text:p text:style-name="P14">build_export_utils2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</table:table-row>
        <table:table-row table:style-name="Table1.1">
          <table:table-cell table:style-name="Table1.A1" office:value-type="string">
            <text:p text:style-name="P14">build_export_utils3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</table:table-row>
        <table:table-row table:style-name="Table1.1">
          <table:table-cell table:style-name="Table1.A1" office:value-type="string">
            <text:p text:style-name="P14">build_export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74">OK</text:p>
          </table:table-cell>
        </table:table-row>
        <table:table-row table:style-name="Table1.1">
          <table:table-cell table:style-name="Table1.A1" office:value-type="string">
            <text:p text:style-name="P14">build_pwd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2">OK</text:p>
          </table:table-cell>
          <table:table-cell table:style-name="Table1.A1" office:value-type="string">
            <text:p text:style-name="P22">OK</text:p>
          </table:table-cell>
        </table:table-row>
        <table:table-row table:style-name="Table1.1">
          <table:table-cell table:style-name="Table1.A1" office:value-type="string">
            <text:p text:style-name="P14">build_unset_utils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3">OK</text:p>
          </table:table-cell>
          <table:table-cell table:style-name="Table1.A1" office:value-type="string">
            <text:p text:style-name="P23">OK</text:p>
          </table:table-cell>
        </table:table-row>
        <table:table-row table:style-name="Table1.1">
          <table:table-cell table:style-name="Table1.A1" office:value-type="string">
            <text:p text:style-name="P14">build_unset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9">KO</text:p>
          </table:table-cell>
          <table:table-cell table:style-name="Table1.A1" office:value-type="string">
            <text:p text:style-name="P79">KO</text:p>
          </table:table-cell>
        </table:table-row>
        <table:table-row table:style-name="Table1.1">
          <table:table-cell table:style-name="Table1.A1" office:value-type="string">
            <text:p text:style-name="P14">builtins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9">KO</text:p>
          </table:table-cell>
          <table:table-cell table:style-name="Table1.A1" office:value-type="string">
            <text:p text:style-name="P79">KO</text:p>
          </table:table-cell>
        </table:table-row>
        <table:table-row table:style-name="Table1.1">
          <table:table-cell table:style-name="Table1.A1" office:value-type="string">
            <text:p text:style-name="P14">echo_expansioner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6">KO</text:p>
          </table:table-cell>
          <table:table-cell table:style-name="Table1.A1" office:value-type="string">
            <text:p text:style-name="P79">KO</text:p>
          </table:table-cell>
        </table:table-row>
        <table:table-row table:style-name="Table1.1">
          <table:table-cell table:style-name="Table1.A1" office:value-type="string">
            <text:p text:style-name="P14">expansions2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6">KO</text:p>
          </table:table-cell>
          <table:table-cell table:style-name="Table1.A1" office:value-type="string">
            <text:p text:style-name="P26">KO</text:p>
          </table:table-cell>
        </table:table-row>
        <table:table-row table:style-name="Table1.1">
          <table:table-cell table:style-name="Table1.A1" office:value-type="string">
            <text:p text:style-name="P14">builtins.h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78">OK</text:p>
          </table:table-cell>
          <table:table-cell table:style-name="Table1.A1" office:value-type="string">
            <text:p text:style-name="P78">OK</text:p>
          </table:table-cell>
        </table:table-row>
        <table:table-row table:style-name="Table1.1">
          <table:table-cell table:style-name="Table1.A1" office:value-type="string">
            <text:p text:style-name="P14">pipex/exec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4">pipex/handlers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4">pipex/heredoc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4">pipex/main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4">pipex/paths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4">pipex/pipex.h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  <table:table-cell table:style-name="Table1.A1" office:value-type="string">
            <text:p text:style-name="P24">OK</text:p>
          </table:table-cell>
        </table:table-row>
        <table:table-row table:style-name="Table1.1">
          <table:table-cell table:style-name="Table1.A1" office:value-type="string">
            <text:p text:style-name="P14">signals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78">OK</text:p>
          </table:table-cell>
          <table:table-cell table:style-name="Table1.A1" office:value-type="string">
            <text:p text:style-name="P78">OK</text:p>
          </table:table-cell>
        </table:table-row>
        <table:table-row table:style-name="Table1.1">
          <table:table-cell table:style-name="Table1.A1" office:value-type="string">
            <text:p text:style-name="P14">commands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7">KO</text:p>
          </table:table-cell>
          <table:table-cell table:style-name="Table1.A1" office:value-type="string">
            <text:p text:style-name="P27">KO</text:p>
          </table:table-cell>
        </table:table-row>
        <table:table-row table:style-name="Table1.1">
          <table:table-cell table:style-name="Table1.A1" office:value-type="string">
            <text:p text:style-name="P14">minishell</text:p>
          </table:table-cell>
          <table:table-cell table:style-name="Table1.A1" office:value-type="string">
            <text:p text:style-name="P29">TBC</text:p>
          </table:table-cell>
          <table:table-cell table:style-name="Table1.A1" office:value-type="string">
            <text:p text:style-name="P27">KO</text:p>
          </table:table-cell>
          <table:table-cell table:style-name="Table1.A1" office:value-type="string">
            <text:p text:style-name="P27">K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12"><text:span text:style-name="T19">F</text:span><text:span text:style-name="T20">irst Checklist</text:span><text:span text:style-name="T17">:</text:span></text:p>
      <text:p text:style-name="P6"/>
      <text:list xml:id="list2440603396" text:style-name="L2">
        <text:list-item>
          <text:p text:style-name="P45">Makefile (Name, all, clean, fclean, re, etc);</text:p>
        </text:list-item>
        <text:list-item>
          <text:p text:style-name="P45">Display a prompt when waiting for a new command;</text:p>
        </text:list-item>
        <text:list-item>
          <text:p text:style-name="P45">Have a working history;</text:p>
        </text:list-item>
        <text:list-item>
          <text:p text:style-name="P45">Search and launch the right executable / command (based on the PATH variable or using a relative or an absolute path);</text:p>
        </text:list-item>
        <text:list-item>
          <text:p text:style-name="P45">Avoid using more than one global variable to indicate a received signal. Consider the implications: this approach ensures that your signal handler will not access your main data structures;</text:p>
        </text:list-item>
        <text:list-item>
          <text:p text:style-name="P45">Not interpret unclosed quotes or special characters which are not required by the subject such as semicolon (;) or backslash (\);</text:p>
        </text:list-item>
        <text:list-item>
          <text:p text:style-name="P45">Handle single quote (‘) which should prevent the shell from interpreting the meta-characters in the quoted sequence; ???</text:p>
        </text:list-item>
        <text:list-item>
          <text:p text:style-name="P45">Handle double quote (“) which should prevent the shell from interpreting the meta-characters in the quoted sequence except for dollar sign ($);</text:p>
        </text:list-item>
        <text:list-item>
          <text:p text:style-name="P45">Implement redirections (&lt; should redirect input);</text:p>
        </text:list-item>
        <text:list-item>
          <text:p text:style-name="P45">Implement redirections (&gt; should redirect output);</text:p>
        </text:list-item>
        <text:list-item>
          <text:p text:style-name="P45">Implement redirections (&lt;&lt; should be given a delimiter, then read the input until a line containing the delimiter is seen. However, it doesn’t have to update the history!);</text:p>
        </text:list-item>
        <text:list-item>
          <text:p text:style-name="P53"><text:span text:style-name="T23">Implement redirections (&gt;&gt; should redirect output </text:span><text:span text:style-name="T24">in append mode);</text:span></text:p>
        </text:list-item>
        <text:list-item>
          <text:p text:style-name="P46">Implement pipes (| character). The output of each command in the pipeline is connected to the input of the next command via a pipe);</text:p>
        </text:list-item>
        <text:list-item>
          <text:p text:style-name="P46">Handle environment variables ($ followed by a sequence of characters) which should expand their value;</text:p>
        </text:list-item>
        <text:list-item>
          <text:p text:style-name="P46">Handle $? which should expand to the exit status os the most recently executed foreground pipeline;</text:p>
        </text:list-item>
        <text:list-item>
          <text:p text:style-name="P46">Handle ctrl-C, ctrl-D and ctrl-\, which shouold behave like in bash;</text:p>
        </text:list-item>
        <text:list-item>
          <text:p text:style-name="P46">In interactive mode, ctrl-C displays a new prompt on a new line;</text:p>
        </text:list-item>
        <text:list-item>
          <text:p text:style-name="P46">In interactive mode, ctrl-D exits the shell;</text:p>
        </text:list-item>
        <text:list-item>
          <text:p text:style-name="P46">In interactive mode, ctrl-\ does nothing;</text:p>
        </text:list-item>
        <text:list-item>
          <text:p text:style-name="P46">Builtins: echo with option -n;</text:p>
          <text:list>
            <text:list-item>
              <text:list>
                <text:list-item>
                  <text:p text:style-name="P46">If solo, doesn’t matter;</text:p>
                </text:list-item>
                <text:list-item>
                  <text:p text:style-name="P46">If in pipe, fork;</text:p>
                </text:list-item>
                <text:list-item>
                  <text:p text:style-name="P46">if there’s redirection heredoc always a fork, fork;</text:p>
                </text:list-item>
              </text:list>
            </text:list-item>
          </text:list>
        </text:list-item>
        <text:list-item>
          <text:p text:style-name="P46">Builtins: cd with only a relative or absolute path;</text:p>
          <text:list>
            <text:list-item>
              <text:list>
                <text:list-item>
                  <text:p text:style-name="P47"><text:soft-page-break/>If solo, no fork;</text:p>
                </text:list-item>
                <text:list-item>
                  <text:p text:style-name="P47">If in pipe, fork;</text:p>
                </text:list-item>
                <text:list-item>
                  <text:p text:style-name="P47">If there’s redirection heredoc always a fork, no fork;<text:line-break/><text:line-break/></text:p>
                </text:list-item>
              </text:list>
            </text:list-item>
          </text:list>
        </text:list-item>
        <text:list-item>
          <text:p text:style-name="P47">Builtins: pwd with no options;</text:p>
          <text:list>
            <text:list-item>
              <text:list>
                <text:list-item>
                  <text:p text:style-name="P47">If solo, doesn’t matter;</text:p>
                </text:list-item>
                <text:list-item>
                  <text:p text:style-name="P47">If in pipe, doesn’t matter;</text:p>
                </text:list-item>
                <text:list-item>
                  <text:p text:style-name="P47">If there’s a redirection heredoc always a fork, fork;</text:p>
                </text:list-item>
              </text:list>
            </text:list-item>
          </text:list>
        </text:list-item>
        <text:list-item>
          <text:p text:style-name="P47">Builtins: export with no options;</text:p>
          <text:list>
            <text:list-item>
              <text:list>
                <text:list-item>
                  <text:p text:style-name="P47">If solo, no fork;</text:p>
                </text:list-item>
                <text:list-item>
                  <text:p text:style-name="P47">If in pipe, fork;</text:p>
                </text:list-item>
                <text:list-item>
                  <text:p text:style-name="P47">If there’s a redirection heredoc always a fork, works without a fork?;</text:p>
                </text:list-item>
              </text:list>
            </text:list-item>
          </text:list>
        </text:list-item>
        <text:list-item>
          <text:p text:style-name="P47">Builtins: unset with no options;</text:p>
          <text:list>
            <text:list-item>
              <text:list>
                <text:list-item>
                  <text:p text:style-name="P47">If solo, no fork;</text:p>
                </text:list-item>
                <text:list-item>
                  <text:p text:style-name="P47">If in pipe, fork;</text:p>
                </text:list-item>
                <text:list-item>
                  <text:p text:style-name="P47">If there’s a redirection heredoc always a fork, works without a fork?;</text:p>
                </text:list-item>
              </text:list>
            </text:list-item>
          </text:list>
        </text:list-item>
        <text:list-item>
          <text:p text:style-name="P47">Builtins; env with no options or arguments;</text:p>
          <text:list>
            <text:list-item>
              <text:list>
                <text:list-item>
                  <text:p text:style-name="P47">If solo, doesn’t matter;</text:p>
                </text:list-item>
                <text:list-item>
                  <text:p text:style-name="P47">If in pipe, doesn’t matter;</text:p>
                </text:list-item>
                <text:list-item>
                  <text:p text:style-name="P47">If there’s a redirection heredoc always a fork, doesn’t matter;</text:p>
                </text:list-item>
              </text:list>
            </text:list-item>
          </text:list>
        </text:list-item>
        <text:list-item>
          <text:p text:style-name="P47">Builtins: exit with no options;</text:p>
          <text:list>
            <text:list-item>
              <text:list>
                <text:list-item>
                  <text:p text:style-name="P47">If solo, no fork;</text:p>
                </text:list-item>
                <text:list-item>
                  <text:p text:style-name="P47">If in pipe, fork;</text:p>
                </text:list-item>
                <text:list-item>
                  <text:p text:style-name="P47">If there’s a redirection, heredoc always a fork, no fork;</text:p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"><text:span text:style-name="T26">$?</text:span><text:span text:style-name="T4">:</text:span>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0">$? Related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6">DONE?</text:p>
          </table:table-cell>
          <table:table-cell table:style-name="Table2.D1" office:value-type="string">
            <text:p text:style-name="P16">TESTED?</text:p>
          </table:table-cell>
        </table:table-row>
        <table:table-row table:style-name="Table2.1">
          <table:table-cell table:style-name="Table2.A2" office:value-type="string">
            <text:p text:style-name="P16">Export</text:p>
          </table:table-cell>
          <table:table-cell table:style-name="Table2.A2" office:value-type="string">
            <text:p text:style-name="P16">$? shouldn’t show</text:p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Export ?=asd</text:p>
          </table:table-cell>
          <table:table-cell table:style-name="Table2.A2" office:value-type="string">
            <text:p text:style-name="P16">Shouldn’t work</text:p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Env</text:p>
          </table:table-cell>
          <table:table-cell table:style-name="Table2.A2" office:value-type="string">
            <text:p text:style-name="P16">$? shouldn’t show</text:p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5">./<text:span text:style-name="T25">minishell</text:span></text:p>
          </table:table-cell>
          <table:table-cell table:style-name="Table2.A2" office:value-type="string">
            <text:p text:style-name="P16">Set it to zero</text:p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Set value after wait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Expansion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Expansion in heredoc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$??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  <table:table-row table:style-name="Table2.1">
          <table:table-cell table:style-name="Table2.A2" office:value-type="string">
            <text:p text:style-name="P16">In heredoc: $??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28">NO</text:p>
          </table:table-cell>
          <table:table-cell table:style-name="Table2.D2" office:value-type="string">
            <text:p text:style-name="P28">NO</text:p>
          </table:table-cell>
        </table:table-row>
      </table:table>
      <text:p text:style-name="P7"/>
      <text:p text:style-name="P7"/>
      <text:p text:style-name="P3"><text:span text:style-name="T26">Fork Builtins Logic</text:span><text:span text:style-name="T4">: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1">INPUT</text:p>
          </table:table-cell>
          <table:table-cell table:style-name="Table3.A1" office:value-type="string">
            <text:p text:style-name="P21">EXAMPLE</text:p>
          </table:table-cell>
          <table:table-cell table:style-name="Table3.A1" office:value-type="string">
            <text:p text:style-name="P21">Single</text:p>
          </table:table-cell>
          <table:table-cell table:style-name="Table3.A1" office:value-type="string">
            <text:p text:style-name="P21">First</text:p>
          </table:table-cell>
          <table:table-cell table:style-name="Table3.A1" office:value-type="string">
            <text:p text:style-name="P21">Middle</text:p>
          </table:table-cell>
          <table:table-cell table:style-name="Table3.F1" office:value-type="string">
            <text:p text:style-name="P21">Last</text:p>
          </table:table-cell>
        </table:table-row>
        <table:table-row table:style-name="Table3.1">
          <table:table-cell table:style-name="Table3.A2" office:value-type="string">
            <text:p text:style-name="P21">builtin</text:p>
          </table:table-cell>
          <table:table-cell table:style-name="Table3.A2" office:value-type="string">
            <text:p text:style-name="P21">echo hi</text:p>
          </table:table-cell>
          <table:table-cell table:style-name="Table3.A2" office:value-type="string">
            <text:p text:style-name="P21">PARENT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19">-</text:p>
          </table:table-cell>
        </table:table-row>
        <table:table-row table:style-name="Table3.1">
          <table:table-cell table:style-name="Table3.A2" office:value-type="string">
            <text:p text:style-name="P21">system</text:p>
          </table:table-cell>
          <table:table-cell table:style-name="Table3.A2" office:value-type="string">
            <text:p text:style-name="P21">ls</text:p>
          </table:table-cell>
          <table:table-cell table:style-name="Table3.A2" office:value-type="string">
            <text:p text:style-name="P21">CHILD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19">-</text:p>
          </table:table-cell>
        </table:table-row>
        <table:table-row table:style-name="Table3.1">
          <table:table-cell table:style-name="Table3.A2" office:value-type="string">
            <text:p text:style-name="P21">Redir builtin</text:p>
          </table:table-cell>
          <table:table-cell table:style-name="Table3.A2" office:value-type="string">
            <text:p text:style-name="P21">echo Hi &gt; lol 2 </text:p>
          </table:table-cell>
          <table:table-cell table:style-name="Table3.A2" office:value-type="string">
            <text:p text:style-name="P21">PARENT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19">-</text:p>
          </table:table-cell>
        </table:table-row>
        <table:table-row table:style-name="Table3.1">
          <table:table-cell table:style-name="Table3.A2" office:value-type="string">
            <text:p text:style-name="P21">Redir system</text:p>
          </table:table-cell>
          <table:table-cell table:style-name="Table3.A2" office:value-type="string">
            <text:p text:style-name="P21">ls &gt; lol</text:p>
          </table:table-cell>
          <table:table-cell table:style-name="Table3.A2" office:value-type="string">
            <text:p text:style-name="P21">CHILD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19">-</text:p>
          </table:table-cell>
        </table:table-row>
        <table:table-row table:style-name="Table3.1">
          <table:table-cell table:style-name="Table3.A2" office:value-type="string">
            <text:p text:style-name="P21">Pipe</text:p>
          </table:table-cell>
          <table:table-cell table:style-name="Table3.A2" office:value-type="string">
            <text:p text:style-name="P21">ls | wc</text:p>
            <text:p text:style-name="P21">echo Hi | wc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21">CHILD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21">CHILD</text:p>
          </table:table-cell>
        </table:table-row>
        <table:table-row table:style-name="Table3.1">
          <table:table-cell table:style-name="Table3.A2" office:value-type="string">
            <text:p text:style-name="P21">Pipe &amp; redir</text:p>
          </table:table-cell>
          <table:table-cell table:style-name="Table3.A2" office:value-type="string">
            <text:p text:style-name="P19">&lt;&lt; <text:span text:style-name="T27">lim wc | grep Hi</text:span></text:p>
          </table:table-cell>
          <table:table-cell table:style-name="Table3.A2" office:value-type="string">
            <text:p text:style-name="P19">-</text:p>
          </table:table-cell>
          <table:table-cell table:style-name="Table3.A2" office:value-type="string">
            <text:p text:style-name="P21">CHILD</text:p>
          </table:table-cell>
          <table:table-cell table:style-name="Table3.A2" office:value-type="string">
            <text:p text:style-name="P19">-</text:p>
          </table:table-cell>
          <table:table-cell table:style-name="Table3.F2" office:value-type="string">
            <text:p text:style-name="P21">CHILD</text:p>
          </table:table-cell>
        </table:table-row>
      </table:table>
      <text:p text:style-name="P7"/>
      <text:p text:style-name="P7"/>
      <text:p text:style-name="P4"><text:span text:style-name="T4">Rule: </text:span><text:span text:style-name="T8">Always fork except when single cmd and builtin; and heredoc is an exception as well but we fork inside the redir.c file (check their file maybe) so no </text:span><text:soft-page-break/><text:span text:style-name="T8">worries.<text:line-break/><text:line-break/></text:span></text:p>
      <text:p text:style-name="P32"/>
      <text:p text:style-name="P32"/>
      <text:p text:style-name="P32"/>
      <text:p text:style-name="P4"><text:span text:style-name="T26">Exit Status</text:span><text:span text:style-name="T4">: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row table:style-name="Table4.1">
          <table:table-cell table:style-name="Table4.A1" office:value-type="string">
            <text:p text:style-name="P21">Code</text:p>
          </table:table-cell>
          <table:table-cell table:style-name="Table4.A1" office:value-type="string">
            <text:p text:style-name="P21">Meaning</text:p>
          </table:table-cell>
          <table:table-cell table:style-name="Table4.A1" office:value-type="string">
            <text:p text:style-name="P21">Implemented?</text:p>
          </table:table-cell>
          <table:table-cell table:style-name="Table4.D1" office:value-type="string">
            <text:p text:style-name="P21">Actually working?</text:p>
          </table:table-cell>
        </table:table-row>
        <table:table-row table:style-name="Table4.1">
          <table:table-cell table:style-name="Table4.A2" office:value-type="string">
            <text:p text:style-name="P21">0</text:p>
          </table:table-cell>
          <table:table-cell table:style-name="Table4.A2" office:value-type="string">
            <text:p text:style-name="P19">???</text:p>
          </table:table-cell>
          <table:table-cell table:style-name="Table4.A2" office:value-type="string">
            <text:p text:style-name="P30">TBC</text:p>
          </table:table-cell>
          <table:table-cell table:style-name="Table4.D2" office:value-type="string">
            <text:p text:style-name="P25">YES</text:p>
          </table:table-cell>
        </table:table-row>
        <table:table-row table:style-name="Table4.1"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19">???</text:p>
          </table:table-cell>
          <table:table-cell table:style-name="Table4.A2" office:value-type="string">
            <text:p text:style-name="P30">TBC</text:p>
          </table:table-cell>
          <table:table-cell table:style-name="Table4.D2" office:value-type="string">
            <text:p text:style-name="P30">TBC</text:p>
          </table:table-cell>
        </table:table-row>
        <table:table-row table:style-name="Table4.1">
          <table:table-cell table:style-name="Table4.A2" office:value-type="string">
            <text:p text:style-name="P21">2</text:p>
          </table:table-cell>
          <table:table-cell table:style-name="Table4.A2" office:value-type="string">
            <text:p text:style-name="P19">???</text:p>
          </table:table-cell>
          <table:table-cell table:style-name="Table4.A2" office:value-type="string">
            <text:p text:style-name="P30">TBC</text:p>
          </table:table-cell>
          <table:table-cell table:style-name="Table4.D2" office:value-type="string">
            <text:p text:style-name="P30">TBC</text:p>
          </table:table-cell>
        </table:table-row>
        <table:table-row table:style-name="Table4.1">
          <table:table-cell table:style-name="Table4.A2" office:value-type="string">
            <text:p text:style-name="P21">125</text:p>
          </table:table-cell>
          <table:table-cell table:style-name="Table4.A2" office:value-type="string">
            <text:p text:style-name="P19">???</text:p>
          </table:table-cell>
          <table:table-cell table:style-name="Table4.A2" office:value-type="string">
            <text:p text:style-name="P25">YES</text:p>
          </table:table-cell>
          <table:table-cell table:style-name="Table4.D2" office:value-type="string">
            <text:p text:style-name="P30">TBC</text:p>
          </table:table-cell>
        </table:table-row>
        <table:table-row table:style-name="Table4.1">
          <table:table-cell table:style-name="Table4.A2" office:value-type="string">
            <text:p text:style-name="P21">126</text:p>
          </table:table-cell>
          <table:table-cell table:style-name="Table4.A2" office:value-type="string">
            <text:p text:style-name="P19">???</text:p>
          </table:table-cell>
          <table:table-cell table:style-name="Table4.A2" office:value-type="string">
            <text:p text:style-name="P25">YES</text:p>
          </table:table-cell>
          <table:table-cell table:style-name="Table4.D2" office:value-type="string">
            <text:p text:style-name="P30">TBC</text:p>
          </table:table-cell>
        </table:table-row>
        <table:table-row table:style-name="Table4.1">
          <table:table-cell table:style-name="Table4.A2" office:value-type="string">
            <text:p text:style-name="P21">127</text:p>
          </table:table-cell>
          <table:table-cell table:style-name="Table4.A2" office:value-type="string">
            <text:p text:style-name="P19">???</text:p>
          </table:table-cell>
          <table:table-cell table:style-name="Table4.A2" office:value-type="string">
            <text:p text:style-name="P25">YES</text:p>
          </table:table-cell>
          <table:table-cell table:style-name="Table4.D2" office:value-type="string">
            <text:p text:style-name="P30">TBC</text:p>
          </table:table-cell>
        </table:table-row>
        <table:table-row table:style-name="Table4.1">
          <table:table-cell table:style-name="Table4.A2" office:value-type="string">
            <text:p text:style-name="P21">Any other number between 0 and 255</text:p>
          </table:table-cell>
          <table:table-cell table:style-name="Table4.A2" office:value-type="string">
            <text:p text:style-name="P21">No meaning, just a numeric argument you can give to the builtin</text:p>
          </table:table-cell>
          <table:table-cell table:style-name="Table4.A2" office:value-type="string">
            <text:p text:style-name="P25">YES</text:p>
          </table:table-cell>
          <table:table-cell table:style-name="Table4.D2" office:value-type="string">
            <text:p text:style-name="P25">YES</text:p>
          </table:table-cell>
        </table:table-row>
        <table:table-row table:style-name="Table4.1">
          <table:table-cell table:style-name="Table4.A2" office:value-type="string">
            <text:p text:style-name="P21">Any other number bigger than 255</text:p>
          </table:table-cell>
          <table:table-cell table:style-name="Table4.A2" office:value-type="string">
            <text:p text:style-name="P21">No meaning, just a numeric argument you can give to the builtin, but will be divided by 255 so it can fit in the possible number interval</text:p>
          </table:table-cell>
          <table:table-cell table:style-name="Table4.A2" office:value-type="string">
            <text:p text:style-name="P25">YES</text:p>
          </table:table-cell>
          <table:table-cell table:style-name="Table4.D2" office:value-type="string">
            <text:p text:style-name="P25">YES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3"><text:span text:style-name="T21">Strange Inputs</text:span><text:span text:style-name="T18">:</text:span></text:p>
      <text:p text:style-name="P9"/>
      <text:p text:style-name="P9">Quote Handling:</text:p>
      <text:p text:style-name="P9"/>
      <text:list xml:id="list2609615611" text:style-name="L3">
        <text:list-item>
          <text:p text:style-name="P55"><text:span text:style-name="T9">Echo “” a -&gt; The </text:span><text:span text:style-name="T10">quotes should be treated as an empty token, expand as space.</text:span></text:p>
        </text:list-item>
        <text:list-item>
          <text:p text:style-name="P48">Echo hi”” “””” “””” “”” -&gt; Mix with empty quotes.</text:p>
        </text:list-item>
        <text:list-item>
          <text:p text:style-name="P48">Echo hi”” “” “” “”there -&gt; The quotes near words should be removed and the “lonely” ones should create an empty token.</text:p>
        </text:list-item>
        <text:list-item>
          <text:p text:style-name="P48">“”</text:p>
        </text:list-item>
        <text:list-item>
          <text:p text:style-name="P48">echo “a’ “</text:p>
        </text:list-item>
        <text:list-item>
          <text:p text:style-name="P48">echo “(a’ )”</text:p>
        </text:list-item>
      </text:list>
      <text:p text:style-name="P33"/>
      <text:p text:style-name="P10"/>
      <text:p text:style-name="P10">Var Expansion:</text:p>
      <text:p text:style-name="P10"/>
      <text:list xml:id="list973679256" text:style-name="L4">
        <text:list-item>
          <text:p text:style-name="P49">$? -&gt; expands to the last exit status</text:p>
        </text:list-item>
        <text:list-item>
          <text:p text:style-name="P49">$ -&gt; treats ‘$’ as a command name</text:p>
        </text:list-item>
        <text:list-item>
          <text:p text:style-name="P49">echo $SHLVL “$SHLVL” ‘$SHLVL’ -&gt; var expansion with and without quotes and with strange cases</text:p>
        </text:list-item>
        <text:list-item>
          <text:p text:style-name="P49">echo $a $b -&gt; spaces between arguments in echo, a and b need to be set in advance</text:p>
        </text:list-item>
        <text:list-item>
          <text:p text:style-name="P49">echo “smth”’$PATH’ -&gt; expansion with no spaces and with quotes</text:p>
        </text:list-item>
        <text:list-item>
          <text:p text:style-name="P49">echo smth$PATH$HOME -&gt; expansion with no spaces and with wrong vars</text:p>
        </text:list-item>
        <text:list-item>
          <text:p text:style-name="P49">echo $?? -&gt; expands to the last exit status followed by ‘?’</text:p>
        </text:list-item>
        <text:list-item>
          <text:p text:style-name="P49">echo $LOL -&gt; echo with no existing var</text:p>
        </text:list-item>
        <text:list-item>
          <text:p text:style-name="P49">echo $HOME hi -&gt; expansion with var and usual arg</text:p>
        </text:list-item>
        <text:list-item>
          <text:p text:style-name="P49">echo $LOL hi -&gt; expansion with wrong var and usual arg</text:p>
        </text:list-item>
        <text:list-item>
          <text:p text:style-name="P49">echo $”LOL” -&gt; special case, ‘$’ gets removed if its followed by a single or double quote</text:p>
        </text:list-item>
        <text:list-item>
          <text:p text:style-name="P49">echo “echo$’LOL’” -&gt; expansion inside quotes with quotes around var</text:p>
        </text:list-item>
        <text:list-item>
          <text:p text:style-name="P49">echo ‘echo$”LOL”’ -&gt; expansion inside quotes with quotes around var</text:p>
        </text:list-item>
        <text:list-item>
          <text:p text:style-name="P49">echo $SHLVL’’</text:p>
        </text:list-item>
        <text:list-item>
          <text:p text:style-name="P49">echo $1HOME</text:p>
        </text:list-item>
        <text:list-item>
          <text:p text:style-name="P49">echo $42HOME</text:p>
        </text:list-item>
      </text:list>
      <text:p text:style-name="P33"/>
      <text:p text:style-name="P33"/>
      <text:p text:style-name="P10">Tokenizer:</text:p>
      <text:p text:style-name="P10"/>
      <text:list xml:id="list3743239022" text:style-name="L5">
        <text:list-item>
          <text:p text:style-name="P50">ls”-l” -&gt; arg with no spaces and with quotes</text:p>
        </text:list-item>
        <text:list-item>
          <text:p text:style-name="P50">echo <text:s text:c="2"/>$ <text:s text:c="4"/>?</text:p>
        </text:list-item>
        <text:list-item>
          <text:p text:style-name="P50"><text:soft-page-break/>echo “hello <text:s text:c="4"/>“world -&gt; one token for cmd and the rest is an argument</text:p>
        </text:list-item>
        <text:list-item>
          <text:p text:style-name="P50">ls”-l”|wc|grep|echo&gt;&gt;txt.txt&lt;&lt;EOF -&gt; tokens except quotes should separate each piece</text:p>
        </text:list-item>
        <text:list-item>
          <text:p text:style-name="P50">EOF’A’”’|’” -&gt; how the quotes are treated</text:p>
        </text:list-item>
        <text:list-item>
          <text:p text:style-name="P50">export A=”this is a beautiful” -&gt; var name in quotes and with spaces</text:p>
        </text:list-item>
        <text:list-item>
          <text:p text:style-name="P50">echo hi &gt;”&gt;” lol -&gt; redirection with quotes around of one of the characters</text:p>
        </text:list-item>
      </text:list>
      <text:p text:style-name="P33"/>
      <text:p text:style-name="P33"/>
      <text:p text:style-name="P10">Parser:</text:p>
      <text:p text:style-name="P10"/>
      <text:list xml:id="list2180328150" text:style-name="L6">
        <text:list-item>
          <text:p text:style-name="P51">&lt; -&gt; redirection with no file name</text:p>
        </text:list-item>
        <text:list-item>
          <text:p text:style-name="P51">&lt; | -&gt; pipe after redirection</text:p>
        </text:list-item>
        <text:list-item>
          <text:p text:style-name="P51">&lt;&lt; -&gt; heredoc with no argument</text:p>
        </text:list-item>
        <text:list-item>
          <text:p text:style-name="P51">&lt; wrong_file -&gt; redirection in with wrong file</text:p>
        </text:list-item>
        <text:list-item>
          <text:p text:style-name="P51">&lt; Makefile -&gt; redirection in with correct file but with no command</text:p>
        </text:list-item>
        <text:list-item>
          <text:p text:style-name="P51">&lt;&lt; LIM | -&gt; pipe after heredoc</text:p>
        </text:list-item>
        <text:list-item>
          <text:p text:style-name="P51">cmd &gt; | -&gt; redirection into pipe</text:p>
        </text:list-item>
        <text:list-item>
          <text:p text:style-name="P51">hello |||| -&gt; consecutive pipe characters</text:p>
        </text:list-item>
        <text:list-item>
          <text:p text:style-name="P51">echo HI &gt; <text:s text:c="4"/>&gt; out -&gt; space between redirection characters</text:p>
        </text:list-item>
      </text:list>
      <text:p text:style-name="P33"/>
      <text:p text:style-name="P33"/>
      <text:p text:style-name="P11">Executor:</text:p>
      <text:p text:style-name="P11"/>
      <text:list xml:id="list2771086650" text:style-name="L7">
        <text:list-item>
          <text:p text:style-name="P52">&lt; LIM | -&gt; we don’t treat pipes with no command after</text:p>
        </text:list-item>
        <text:list-item>
          <text:p text:style-name="P52">&lt; file cat</text:p>
        </text:list-item>
        <text:list-item>
          <text:p text:style-name="P52">ls &gt; file1 &gt; file 2 -&gt; both files will be created, file1 is empty, file2 has the content, in case of command being ls the file has its own name in it</text:p>
        </text:list-item>
        <text:list-item>
          <text:p text:style-name="P52">ls &gt; file1 file2 -&gt; file1 will be created empty and cmd: cannot access ‘file2’: No such file or directory</text:p>
        </text:list-item>
        <text:list-item>
          <text:p text:style-name="P52">ls &gt; file | ls</text:p>
        </text:list-item>
        <text:list-item>
          <text:p text:style-name="P52">cat | cat | cat | ls -&gt; puts ls and waits for three cats</text:p>
        </text:list-item>
        <text:list-item>
          <text:p text:style-name="P52">hello | ls -&gt; should execute ls and print an error for hello</text:p>
        </text:list-item>
        <text:list-item>
          <text:p text:style-name="P52">echo hiiiiiii &gt; lal | ls | cat lal</text:p>
        </text:list-item>
        <text:list-item>
          <text:p text:style-name="P52">echo hi | ls | grep Makefile | wc -l -&gt; undefined behavior is normal, maybe it depends on which child is faster?</text:p>
        </text:list-item>
        <text:list-item>
          <text:p text:style-name="P52">Aaa &lt; wc / &lt; aaa wc -&gt; aaa is a file without permissions</text:p>
        </text:list-item>
        <text:list-item>
          <text:p text:style-name="P52">&lt; aaa wc | echo Hi -&gt; aaa is a file without permissions, order doesn’t matter</text:p>
        </text:list-item>
        <text:list-item>
          <text:p text:style-name="P52">&lt; bb wc -&gt; bb doesn’t exist</text:p>
        </text:list-item>
        <text:list-item>
          <text:p text:style-name="P52">ls | grep Hello | echo hi</text:p>
        </text:list-item>
        <text:list-item>
          <text:p text:style-name="P52">ls | echo here | wc</text:p>
        </text:list-item>
        <text:list-item>
          <text:p text:style-name="P52">ls | wc | echo &gt; out.txt | wc -l</text:p>
        </text:list-item>
        <text:list-item>
          <text:p text:style-name="P52">echo $A &gt; out | unset A | echo $A | cat out -&gt; changing the var multiple times</text:p>
        </text:list-item>
        <text:list-item>
          <text:p text:style-name="P52"><text:soft-page-break/>ls &gt; txt -l <text:line-break/>cat txt -&gt; arguments and redirections can be mixed</text:p>
        </text:list-item>
        <text:list-item>
          <text:p text:style-name="P52">echo hi &gt; txt lol<text:line-break/>cat txt -&gt; arguments and redirections can be mixed</text:p>
        </text:list-item>
        <text:list-item>
          <text:p text:style-name="P52">echo hi &gt; “l” &gt; lol42</text:p>
        </text:list-item>
        <text:list-item>
          <text:p text:style-name="P56"><text:span text:style-name="T12">echo “&gt; &gt;&gt; &lt; * ? [] | ; [] || &amp;&amp; () &amp;&amp; </text:span><text:span text:style-name="T30"># $ &lt;&lt;"</text:span><text:span text:style-name="T28"> </text:span></text:p>
        </text:list-item>
        <text:list-item>
          <text:p text:style-name="P52">echo a’ -&gt; opens the quotes and treats the content as a command name</text:p>
        </text:list-item>
        <text:list-item>
          <text:p text:style-name="P56"><text:span text:style-name="T12">ls -l “” “HI’LOL’|” | &gt;&gt; hi echo cat </text:span><text:span text:style-name="T30">$HOME</text:span></text:p>
        </text:list-item>
        <text:list-item>
          <text:p text:style-name="P57">cat file.txt | grep ‘error’ | wc -l -&gt; file doesn’t exist</text:p>
        </text:list-item>
        <text:list-item>
          <text:p text:style-name="P57">echo $&gt;?</text:p>
        </text:list-item>
        <text:list-item>
          <text:p text:style-name="P57">sleep 5 | &lt;&lt; lol cat | sleep 5 echo ho2 -&gt; heredoc and the first sleep start simultaneously, so the heredoc will be there right after pressing return; the second sleep and the echo will be paused until the heredoc is finished; after terminating the heredoc via lol the second sleep and the echo will start simultaneously; so ho2 will be printed immediately and after 5 seconds we will get the prompt back</text:p>
        </text:list-item>
        <text:list-item>
          <text:p text:style-name="P57">sleep 5 | ls | echo hi</text:p>
        </text:list-item>
      </text:list>
      <text:p text:style-name="P34"/>
      <text:p text:style-name="P34"/>
      <text:p text:style-name="P36">Builtins:</text:p>
      <text:p text:style-name="P36"/>
      <text:list xml:id="list3721306120" text:style-name="L8">
        <text:list-item>
          <text:p text:style-name="P58">cd “some folder”</text:p>
        </text:list-item>
        <text:list-item>
          <text:p text:style-name="P58">cd some folder -&gt; shouldn’t work</text:p>
        </text:list-item>
        <text:list-item>
          <text:p text:style-name="P58">echo –n World</text:p>
        </text:list-item>
        <text:list-item>
          <text:p text:style-name="P58">echo -n –n World</text:p>
        </text:list-item>
        <text:list-item>
          <text:p text:style-name="P58">echo -n -nnann World</text:p>
        </text:list-item>
        <text:list-item>
          <text:p text:style-name="P58">echo -n Hi -n World</text:p>
        </text:list-item>
        <text:list-item>
          <text:p text:style-name="P58">echo -nna World</text:p>
        </text:list-item>
        <text:list-item>
          <text:p text:style-name="P58">echo -nnn -n “Hello”</text:p>
        </text:list-item>
        <text:list-item>
          <text:p text:style-name="P54"><text:span text:style-name="T28">echo “-n” </text:span><text:span text:style-name="T29">Hello World -&gt; -n flag works, doesn’t matter what kind of quotes</text:span></text:p>
        </text:list-item>
        <text:list-item>
          <text:p text:style-name="P59">export -&gt; should be sorted</text:p>
        </text:list-item>
        <text:list-item>
          <text:p text:style-name="P59">export ?=lol -&gt; since we store the exit status in the var || this could work but shouldn’t</text:p>
        </text:list-item>
        <text:list-item>
          <text:p text:style-name="P59">export 123</text:p>
        </text:list-item>
        <text:list-item>
          <text:p text:style-name="P59">export a = b -&gt; no vars will be set</text:p>
        </text:list-item>
        <text:list-item>
          <text:p text:style-name="P59">export A=””</text:p>
        </text:list-item>
        <text:list-item>
          <text:p text:style-name="P59">export A=”h <text:s text:c="3"/>e <text:s text:c="4"/>l <text:s text:c="2"/>l <text:s text:c="6"/>o”<text:line-break/>echo $A -&gt; echo should remove the extra spaces</text:p>
        </text:list-item>
        <text:list-item>
          <text:p text:style-name="P59">export AA=asd AAA=asd = AAAAAA 123=123 AA123_123=@@@ AA@@=asd=asd</text:p>
        </text:list-item>
        <text:list-item>
          <text:p text:style-name="P59">export AAA=<text:line-break/>env | grep AAA -&gt; creates and empty var</text:p>
        </text:list-item>
        <text:list-item>
          <text:p text:style-name="P66"><text:span text:style-name="T11">export AAA=BBB=CCC -&gt; </text:span><text:span text:style-name="T13">creates var AAA with value BBB=CCC</text:span></text:p>
        </text:list-item>
        <text:list-item>
          <text:p text:style-name="P60"><text:soft-page-break/>export asd@@@</text:p>
        </text:list-item>
        <text:list-item>
          <text:p text:style-name="P60">export asd=asd@@@</text:p>
        </text:list-item>
        <text:list-item>
          <text:p text:style-name="P60">unset HOME<text:line-break/>cd</text:p>
        </text:list-item>
      </text:list>
      <text:p text:style-name="P35"/>
      <text:p text:style-name="P35"/>
      <text:p text:style-name="P37">Exit Status:</text:p>
      <text:p text:style-name="P37"/>
      <text:list xml:id="list4257485900" text:style-name="L9">
        <text:list-item>
          <text:p text:style-name="P61">exit a 1 -&gt; exits with status 2</text:p>
        </text:list-item>
        <text:list-item>
          <text:p text:style-name="P61">exit 42 -&gt; exit with status 42</text:p>
        </text:list-item>
        <text:list-item>
          <text:p text:style-name="P61">exit -42 -&gt; exits with status 214</text:p>
        </text:list-item>
        <text:list-item>
          <text:p text:style-name="P61">exit 424242 -&gt; exits with status 50</text:p>
        </text:list-item>
        <text:list-item>
          <text:p text:style-name="P61">exit 0 a -&gt; <text:s/>doesn’t exit but prints exit; if old exit status is 0 it changes it to 1; if old exit status is different than 0 it keeps the old one</text:p>
        </text:list-item>
        <text:list-item>
          <text:p text:style-name="P61">exit 1 1 -&gt; doesn’t exit but prints exit; if old exit status is 0 it changes it to 1; if old exit status is different than 0 it keep the old one</text:p>
        </text:list-item>
        <text:list-item>
          <text:p text:style-name="P61">exit a -&gt; exits with status 2</text:p>
        </text:list-item>
        <text:list-item>
          <text:p text:style-name="P61">exit a a -&gt; exits with status 2</text:p>
        </text:list-item>
      </text:list>
      <text:p text:style-name="P35"/>
      <text:p text:style-name="P35"/>
      <text:p text:style-name="P37">Heredoc:</text:p>
      <text:p text:style-name="P37"/>
      <text:list xml:id="list306682395" text:style-name="L10">
        <text:list-item>
          <text:p text:style-name="P62">&lt;&lt; L”IM” cat -&gt; context quotes should be removed</text:p>
        </text:list-item>
        <text:list-item>
          <text:p text:style-name="P62">&lt;&lt; $’USER’ cat -&gt; special case of context quote after ‘$’</text:p>
        </text:list-item>
        <text:list-item>
          <text:p text:style-name="P62">&lt;&lt; $NOTEXISTINGVAR cat -&gt; $NOTEXISTINGVAR is limiter, so, inside the heredoc the var expansion should only happen if its not the limiter</text:p>
        </text:list-item>
        <text:list-item>
          <text:p text:style-name="P62">&lt;&lt; $””””USER’’’’ cat</text:p>
        </text:list-item>
        <text:list-item>
          <text:p text:style-name="P62">&lt;&lt; “”Hello’’ World””</text:p>
        </text:list-item>
        <text:list-item>
          <text:p text:style-name="P62">&lt;&lt; hi$SHLVLho cat | echo $HOME -&gt; LIM is hi$SHLVLho; the echo should show after the heredoc</text:p>
        </text:list-item>
        <text:list-item>
          <text:p text:style-name="P62">Ctrl-D -&gt; EOF, only works if the line was empty before</text:p>
        </text:list-item>
      </text:list>
      <text:p text:style-name="P35"/>
      <text:p text:style-name="P35"/>
      <text:p text:style-name="P37">Signals:</text:p>
      <text:p text:style-name="P37"/>
      <text:list xml:id="list3737647419" text:style-name="L11">
        <text:list-item>
          <text:p text:style-name="P63">Ctrl-C in interactive mode -&gt; displays a new prompt</text:p>
        </text:list-item>
        <text:list-item>
          <text:p text:style-name="P63">Ctrl-D in interactive mode -&gt; sends an EOF to readline; readline is then NULL so then we should exit</text:p>
        </text:list-item>
        <text:list-item>
          <text:p text:style-name="P63">Ctrl-\ in interactive mode -&gt; nothing</text:p>
        </text:list-item>
        <text:list-item>
          <text:p text:style-name="P63">Ctrl-C out of interactive mode -&gt; kills child process</text:p>
        </text:list-item>
        <text:list-item>
          <text:p text:style-name="P63">Ctrl-D out of interactive mode -&gt; depending on child</text:p>
        </text:list-item>
        <text:list-item>
          <text:p text:style-name="P63">Ctrl-\ out of interactive mode -&gt; quit child</text:p>
        </text:list-item>
        <text:list-item>
          <text:p text:style-name="P63"><text:soft-page-break/>Sleep 5000 Ctrl-C -&gt; should print the prompt in a new line</text:p>
        </text:list-item>
      </text:list>
      <text:p text:style-name="P35"/>
      <text:p text:style-name="P35"/>
      <text:p text:style-name="P37">Instructions:</text:p>
      <text:p text:style-name="P37"/>
      <text:list xml:id="list1528766006" text:style-name="L12">
        <text:list-item>
          <text:p text:style-name="P64">Unsetting PATH should keep all the system commands from working</text:p>
        </text:list-item>
        <text:list-item>
          <text:p text:style-name="P64">Just an enter without command -&gt; Exit status should not change</text:p>
        </text:list-item>
        <text:list-item>
          <text:p text:style-name="P64">Just Ctrl-C -&gt; Exit status has to change</text:p>
        </text:list-item>
        <text:list-item>
          <text:p text:style-name="P64">&lt;&lt; lol cat | wc -&gt; Don’t exit with lol exit Ctrl-C</text:p>
        </text:list-item>
        <text:list-item>
          <text:p text:style-name="P64">ls -&gt; if there is a folder with the name “ls, run the command itself, not the folder</text:p>
        </text:list-item>
        <text:list-item>
          <text:p text:style-name="P64">cat <text:s/>-&gt; if there is a file with the name “cat”, run the command itself, not the file</text:p>
        </text:list-item>
      </text:list>
      <text:p text:style-name="P35"/>
      <text:p text:style-name="P35"/>
      <text:p text:style-name="P38">Finish It:</text:p>
      <text:p text:style-name="P38"/>
      <text:list xml:id="list130661668" text:style-name="L13">
        <text:list-item>
          <text:p text:style-name="P65">Split functions</text:p>
        </text:list-item>
        <text:list-item>
          <text:p text:style-name="P65">Split files</text:p>
        </text:list-item>
        <text:list-item>
          <text:p text:style-name="P65">Norminette</text:p>
        </text:list-item>
        <text:list-item>
          <text:p text:style-name="P65">Check header file</text:p>
        </text:list-item>
        <text:list-item>
          <text:p text:style-name="P65">Check all comments</text:p>
        </text:list-item>
        <text:list-item>
          <text:p text:style-name="P65">Evaluation shee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1cd1c9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19:51.549639415</meta:creation-date>
    <meta:editing-duration>PT21H36M15S</meta:editing-duration>
    <meta:editing-cycles>2</meta:editing-cycles>
    <meta:generator>LibreOffice/7.3.7.2$Linux_X86_64 LibreOffice_project/30$Build-2</meta:generator>
    <dc:date>2024-10-18T16:03:30.518907904</dc:date>
    <meta:document-statistic meta:table-count="4" meta:image-count="0" meta:object-count="0" meta:page-count="11" meta:paragraph-count="444" meta:word-count="2474" meta:character-count="12136" meta:non-whitespace-character-count="10242"/>
  </office:meta>
</office:document-meta>
</file>